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6867" officeooo:paragraph-rsid="00186867"/>
    </style:style>
    <style:style style:name="P2" style:family="paragraph" style:parent-style-name="Text_20_body">
      <style:text-properties officeooo:paragraph-rsid="00186867"/>
    </style:style>
    <style:style style:name="P3" style:family="paragraph" style:parent-style-name="Text_20_body">
      <style:paragraph-properties fo:margin-left="0in" fo:margin-right="0in" fo:margin-top="0in" fo:margin-bottom="0.1665in" style:contextual-spacing="false" fo:text-indent="0in" style:auto-text-indent="false"/>
    </style:style>
    <style:style style:name="P4" style:family="paragraph" style:parent-style-name="Text_20_body" style:list-style-name="L1">
      <style:paragraph-properties fo:margin-left="0in" fo:margin-right="0in" fo:margin-top="0in" fo:margin-bottom="0in" style:contextual-spacing="false" fo:text-indent="0in" style:auto-text-indent="false"/>
    </style:style>
    <style:style style:name="P5" style:family="paragraph" style:parent-style-name="Text_20_body" style:list-style-name="L1">
      <style:paragraph-properties fo:margin-left="0in" fo:margin-right="0in" fo:margin-top="0in" fo:margin-bottom="0.1665in" style:contextual-spacing="false" fo:text-indent="0in" style:auto-text-indent="false"/>
    </style:style>
    <style:style style:name="P6" style:family="paragraph" style:parent-style-name="Text_20_body" style:list-style-name="L2">
      <style:paragraph-properties fo:margin-left="0in" fo:margin-right="0in" fo:margin-top="0in" fo:margin-bottom="0.1665in" style:contextual-spacing="false" fo:text-indent="0in" style:auto-text-indent="false"/>
    </style:style>
    <style:style style:name="P7" style:family="paragraph" style:parent-style-name="Text_20_body" style:list-style-name="L2">
      <style:paragraph-properties fo:margin-left="0in" fo:margin-right="0in" fo:margin-top="0in" fo:margin-bottom="0.1665in" style:contextual-spacing="false" fo:text-indent="0in" style:auto-text-indent="false"/>
      <style:text-properties officeooo:paragraph-rsid="00186867"/>
    </style:style>
    <style:style style:name="P8" style:family="paragraph" style:parent-style-name="Text_20_body" style:list-style-name="L3">
      <style:paragraph-properties fo:margin-left="0in" fo:margin-right="0in" fo:margin-top="0in" fo:margin-bottom="0.1665in" style:contextual-spacing="false" fo:text-indent="0in" style:auto-text-indent="false"/>
    </style:style>
    <style:style style:name="P9" style:family="paragraph" style:parent-style-name="Text_20_body" style:list-style-name="L4">
      <style:paragraph-properties fo:margin-left="0in" fo:margin-right="0in" fo:margin-top="0in" fo:margin-bottom="0.1665in" style:contextual-spacing="false" fo:text-indent="0in" style:auto-text-indent="false"/>
    </style:style>
    <style:style style:name="P10" style:family="paragraph" style:parent-style-name="Text_20_body" style:list-style-name="L5">
      <style:paragraph-properties fo:margin-left="0in" fo:margin-right="0in" fo:margin-top="0in" fo:margin-bottom="0.1665in" style:contextual-spacing="false" fo:text-indent="0in" style:auto-text-indent="false"/>
    </style:style>
    <style:style style:name="P11" style:family="paragraph" style:parent-style-name="Text_20_body" style:list-style-name="L6">
      <style:paragraph-properties fo:margin-left="0in" fo:margin-right="0in" fo:margin-top="0in" fo:margin-bottom="0.1665in" style:contextual-spacing="false" fo:text-indent="0in" style:auto-text-indent="fals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tting, Story and Characters</text:h>
      <text:h text:style-name="Heading_20_2" text:outline-level="2">Setting</text:h>
      <text:p text:style-name="P3">The game is set in a medieval castle's dungeon. The each level of the dungeon can contain the following items, power-up, and Challengers:</text:p>
      <text:list text:style-name="L1">
        <text:list-item>
          <text:p text:style-name="P5">The Hero,</text:p>
        </text:list-item>
        <text:list-item>
          <text:p text:style-name="P5">Challengers,</text:p>
          <text:list>
            <text:list-item>
              <text:p text:style-name="P4">Vampire,</text:p>
            </text:list-item>
            <text:list-item>
              <text:p text:style-name="P4">Skeleton Warrior,</text:p>
            </text:list-item>
            <text:list-item>
              <text:p text:style-name="P4">Skeleton Grim Reaper,</text:p>
            </text:list-item>
            <text:list-item>
              <text:p text:style-name="P4">Skull of Death (Boss),</text:p>
            </text:list-item>
          </text:list>
        </text:list-item>
        <text:list-item>
          <text:p text:style-name="P5">Containers (chests of various sizes; larger chests may hold multiple items),</text:p>
          <text:list>
            <text:list-item>
              <text:p text:style-name="P4">Gems,</text:p>
            </text:list-item>
            <text:list-item>
              <text:p text:style-name="P4">Coins,</text:p>
            </text:list-item>
            <text:list-item>
              <text:p text:style-name="P4">Power-ups,</text:p>
              <text:list>
                <text:list-item>
                  <text:p text:style-name="P4">Healing potions,</text:p>
                </text:list-item>
                <text:list-item>
                  <text:p text:style-name="P4">Primary weapon ammo refill,</text:p>
                </text:list-item>
                <text:list-item>
                  <text:p text:style-name="P4">Secondary weapon ammo refill, and</text:p>
                </text:list-item>
                <text:list-item>
                  <text:p text:style-name="P4">5 second Short Shield,</text:p>
                </text:list-item>
                <text:list-item>
                  <text:p text:style-name="P4">10 second Long Shield,</text:p>
                </text:list-item>
              </text:list>
            </text:list-item>
          </text:list>
        </text:list-item>
        <text:list-item>
          <text:p text:style-name="P5">Decorations,</text:p>
        </text:list-item>
        <text:list-item>
          <text:p text:style-name="P5">Power-ups will also be spawned randomly on each level.</text:p>
        </text:list-item>
      </text:list>
      <text:h text:style-name="Heading_20_2" text:outline-level="2"><text:bookmark text:name="user-content-story"/>Story</text:h>
      <text:p text:style-name="P3">This game has no story. It simply has a Hero who explores the dungeon, collects items, and fights the Challengers. Defeating the Boss allows the Hero to 'teleport' to the next level, or end the game on the final level, or die (thus ending the game).</text:p>
      <text:h text:style-name="Heading_20_2" text:outline-level="2"><text:bookmark text:name="user-content-characters-1"/>Characters</text:h>
      <text:h text:style-name="Heading_20_3" text:outline-level="3"><text:bookmark text:name="user-content-the-hero"/>The Hero</text:h>
      <text:p text:style-name="P3">This is the player's character. The Hero is the protagonist. The player controls the Hero's movement, collection of items and power-ups, and combat.</text:p>
      <text:h text:style-name="Heading_20_4" text:outline-level="4"><text:bookmark text:name="user-content-properties"/><text:soft-page-break/>Properties</text:h>
      <text:list text:style-name="L2">
        <text:list-item>
          <text:p text:style-name="P6"><text:span text:style-name="Emphasis">Primary Weapon</text:span> - Crossbow that shoots projectiles.</text:p>
        </text:list-item>
        <text:list-item>
          <text:p text:style-name="P6"><text:span text:style-name="Emphasis">Secondary Weapon</text:span> - Bombs.</text:p>
        </text:list-item>
        <text:list-item>
          <text:p text:style-name="P7"><text:span text:style-name="Emphasis">Shields</text:span> - Give the Hero immunity from damage</text:p>
        </text:list-item>
        <text:list-item>
          <text:p text:style-name="P7"><text:span text:style-name="Emphasis"><text:s/>Health</text:span> - The hero starts out at maximum health. Maximum health can be increase by picking up items from containers.</text:p>
        </text:list-item>
      </text:list>
      <text:p text:style-name="P3">Note on shields: SMC has two types of shields; A short shield and a long shield. The game keeps separate inventory counters for each. When the player presses a shield button, then SMC uses a long shield. When they are depleted, then SMC uses the short shield. When both are depleted, then no shields are deployed.</text:p>
      <text:h text:style-name="Heading_20_3" text:outline-level="3"><text:bookmark text:name="user-content-vampire-1"/>Vampire</text:h>
      <text:p text:style-name="P3">The Vampire is a stationary Challenger. Its primary purpose is to block the passage of the Hero. Being a solid object, it will also block other Challengers.</text:p>
      <text:h text:style-name="Heading_20_4" text:outline-level="4"><text:bookmark text:name="user-content-properties-1"/>Properties</text:h>
      <text:list text:style-name="L3">
        <text:list-item>
          <text:p text:style-name="P8"><text:span text:style-name="Emphasis">Primary Weapon</text:span> - Stare and bite.</text:p>
        </text:list-item>
        <text:list-item>
          <text:p text:style-name="P8"><text:span text:style-name="Emphasis">Health</text:span> - The vampire's starting health should be less than that of a bomb's damage.</text:p>
        </text:list-item>
      </text:list>
      <text:h text:style-name="Heading_20_3" text:outline-level="3"><text:bookmark text:name="user-content-skeleton-warrior-1"/>Skeleton Warrior</text:h>
      <text:p text:style-name="P3">The Skeleton Warrior is a simple Challenger. When it notices the Hero it moves towards the Hero to attack him.</text:p>
      <text:list text:style-name="L4">
        <text:list-item>
          <text:p text:style-name="P9"><text:span text:style-name="Emphasis">Primary Weapon</text:span> - Throwing Knife.</text:p>
        </text:list-item>
        <text:list-item>
          <text:p text:style-name="P9"><text:span text:style-name="Emphasis">Health</text:span> - The starting health of the Skeleton Warrior is such that it can withstand being shot by several crossbow projectiles. However, a single bomb kills the Skeleton Warrior.</text:p>
        </text:list-item>
      </text:list>
      <text:h text:style-name="Heading_20_3" text:outline-level="3"><text:bookmark text:name="user-content-skeleton-grim-reaper-1"/>Skeleton Grim Reaper</text:h>
      <text:p text:style-name="P3">The Skeleton Grim Reaper is a medium challenger.</text:p>
      <text:list text:style-name="L5">
        <text:list-item>
          <text:p text:style-name="P10"><text:span text:style-name="Emphasis">Primary Weapon</text:span> - Fire ball.</text:p>
        </text:list-item>
        <text:list-item>
          <text:p text:style-name="P10"><text:span text:style-name="Emphasis">Secondary Weapon</text:span> - Scythe.</text:p>
        </text:list-item>
        <text:list-item>
          <text:p text:style-name="P10"><text:span text:style-name="Emphasis">Health</text:span> - The staring health of the Skeleton Warrior is such that it can withstand being shot by many crossbow projectiles, and it can only be killed at full health by two (2) bombs.</text:p>
        </text:list-item>
      </text:list>
      <text:h text:style-name="Heading_20_3" text:outline-level="3"><text:bookmark text:name="user-content-skull-of-death-1"/><text:soft-page-break/>Skull of Death</text:h>
      <text:p text:style-name="P3">The Skull of Death is a hard challenger.</text:p>
      <text:list text:style-name="L6">
        <text:list-item>
          <text:p text:style-name="P11"><text:span text:style-name="Emphasis">Primary Weapon</text:span> - Laser.</text:p>
        </text:list-item>
        <text:list-item>
          <text:p text:style-name="P11"><text:span text:style-name="Emphasis">Secondary Weapon</text:span> - Fire blast.</text:p>
        </text:list-item>
        <text:list-item>
          <text:p text:style-name="P11"><text:span text:style-name="Emphasis">Health</text:span> - The starting of this Challenger is fairly high. It should withstand many, many projectile hits, and many bombs. The last few levels should have a higher starting health value.</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6:45:37.452806335</meta:creation-date>
    <dc:date>2023-11-16T17:14:13.644509623</dc:date>
    <meta:editing-duration>PT28M37S</meta:editing-duration>
    <meta:editing-cycles>1</meta:editing-cycles>
    <meta:document-statistic meta:table-count="0" meta:image-count="0" meta:object-count="0" meta:page-count="3" meta:paragraph-count="50" meta:word-count="495" meta:character-count="2770" meta:non-whitespace-character-count="2355"/>
    <meta:generator>LibreOffice/7.6.2.1$Linux_X86_64 LibreOffice_project/60$Build-1</meta:generator>
  </office:meta>
</office:document-meta>
</file>